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co21" style:family="table-column">
      <style:table-column-properties fo:break-before="auto" style:column-width="10.924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658cm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ro8" style:family="table-row">
      <style:table-row-properties style:row-height="1.3cm" fo:break-before="auto" style:use-optimal-row-height="fals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66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cc00"/>
    </style:style>
    <style:style style:name="ce184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8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8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8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128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05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129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131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a6" fo:border="0.74pt solid #000000"/>
      <style:text-properties fo:color="#ff3838"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ffa6" fo:border="0.74pt solid #000000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138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e994" fo:border="0.74pt solid #000000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ddddd" fo:border="2.35pt double #2a6099" style:border-line-width="0.026cm 0.004cm 0.053cm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66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cc00"/>
    </style:style>
    <style:style style:name="ce17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7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7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ext-properties fo:font-size="8pt" style:font-size-asian="8pt" style:font-size-complex="8pt"/>
    </style:style>
    <style:style style:name="ce183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1" table:default-cell-style-name="ce3"/>
        <table:table-column table:style-name="co22" table:number-columns-repeated="2" table:default-cell-style-name="ce12"/>
        <table:table-column table:style-name="co22" table:default-cell-style-name="ce24"/>
        <table:table-column table:style-name="co22" table:number-columns-repeated="2" table:default-cell-style-name="ce31"/>
        <table:table-column table:style-name="co22" table:default-cell-style-name="ce24"/>
        <table:table-column table:style-name="co22" table:default-cell-style-name="ce41"/>
        <table:table-column table:style-name="co22" table:default-cell-style-name="ce48"/>
        <table:table-column table:style-name="co23" table:number-columns-repeated="6" table:default-cell-style-name="ce127"/>
        <table:table-column table:style-name="co23" table:default-cell-style-name="ce130"/>
        <table:table-column table:style-name="co23" table:number-columns-repeated="5" table:default-cell-style-name="ce137"/>
        <table:table-column table:style-name="co23" table:number-columns-repeated="9" table:default-cell-style-name="ce142"/>
        <table:table-column table:style-name="co23" table:number-columns-repeated="3" table:default-cell-style-name="ce122"/>
        <table:table-row table:style-name="ro8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09" office:value-type="date" office:date-value="2022-06-01" calcext:value-type="date">
            <text:p>01.06.22</text:p>
          </table:table-cell>
          <table:table-cell table:style-name="ce129" office:value-type="date" office:date-value="2022-07-01" calcext:value-type="date">
            <text:p>01.07.22</text:p>
          </table:table-cell>
          <table:table-cell table:style-name="ce117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9">
          <table:table-cell table:style-name="ce2" office:value-type="string" calcext:value-type="string">
            <text:p>Posten</text:p>
          </table:table-cell>
          <table:table-cell table:style-name="ce73" office:value-type="string" calcext:value-type="string" table:number-columns-spanned="2" table:number-rows-spanned="1">
            <text:p>Budget</text:p>
          </table:table-cell>
          <table:covered-table-cell table:style-name="ce73"/>
          <table:table-cell table:style-name="ce22"/>
          <table:table-cell table:style-name="ce93" office:value-type="string" calcext:value-type="string" table:number-columns-spanned="2" table:number-rows-spanned="1">
            <text:p>Effektiv</text:p>
          </table:table-cell>
          <table:covered-table-cell table:style-name="ce93"/>
          <table:table-cell table:style-name="ce22"/>
          <table:table-cell table:style-name="ce101" office:value-type="string" calcext:value-type="string" table:number-columns-spanned="2" table:number-rows-spanned="1">
            <text:p>Studienfall</text:p>
          </table:table-cell>
          <table:covered-table-cell table:style-name="ce101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9">
          <table:table-cell table:style-name="ce2"/>
          <table:table-cell table:style-name="ce73" office:value-type="string" calcext:value-type="string">
            <text:p>soll</text:p>
          </table:table-cell>
          <table:table-cell table:style-name="ce73" office:value-type="string" calcext:value-type="string">
            <text:p>haben</text:p>
          </table:table-cell>
          <table:table-cell table:style-name="ce23"/>
          <table:table-cell table:style-name="ce93" office:value-type="string" calcext:value-type="string">
            <text:p>soll</text:p>
          </table:table-cell>
          <table:table-cell table:style-name="ce93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101" office:value-type="string" calcext:value-type="string">
            <text:p>haben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9">
          <table:table-cell table:style-name="ce54" office:value-type="string" calcext:value-type="string">
            <text:p>Bankschliessfach</text:p>
          </table:table-cell>
          <table:table-cell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1" table:formula="of:=[.F5]" office:value-type="float" office:value="0" calcext:value-type="float">
            <text:p>0.00</text:p>
          </table:table-cell>
          <table:table-cell table:number-columns-repeated="10"/>
          <table:table-cell table:style-name="ce138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9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9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9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6" table:style-name="ce128" office:value-type="float" office:value="124.35" calcext:value-type="float">
            <text:p>124.35</text:p>
          </table:table-cell>
          <table:table-cell table:style-name="ce131" office:value-type="float" office:value="124.35" calcext:value-type="float">
            <text:p>124.35</text:p>
          </table:table-cell>
          <table:table-cell table:number-columns-repeated="5" table:style-name="ce138" office:value-type="float" office:value="124.35" calcext:value-type="float">
            <text:p>124.35</text:p>
          </table:table-cell>
          <table:table-cell table:number-columns-repeated="9" table:style-name="ce143" office:value-type="float" office:value="124.35" calcext:value-type="float">
            <text:p>124.35</text:p>
          </table:table-cell>
          <table:table-cell table:number-columns-repeated="3" table:style-name="ce123" office:value-type="float" office:value="124.35" calcext:value-type="float">
            <text:p>124.35</text:p>
          </table:table-cell>
        </table:table-row>
        <table:table-row table:style-name="ro9">
          <table:table-cell office:value-type="string" calcext:value-type="string">
            <text:p>Coiffeur</text:p>
          </table:table-cell>
          <table:table-cell table:number-columns-repeated="3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Elektronik</text:p>
          </table:table-cell>
          <table:table-cell table:number-columns-repeated="3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128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style-name="ce143"/>
          <table:table-cell table:number-columns-repeated="6"/>
        </table:table-row>
        <table:table-row table:style-name="ro9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9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9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Maja, Lina, Uschi, Domi, 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9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105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9">
          <table:table-cell office:value-type="string" calcext:value-type="string">
            <text:p>Netflix / Kreditkarte</text:p>
          </table:table-cell>
          <table:table-cell table:number-columns-repeated="3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9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103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111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style-name="ce140" office:value-type="float" office:value="475.95" calcext:value-type="float">
            <text:p>475.95</text:p>
          </table:table-cell>
          <table:table-cell table:number-columns-repeated="5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Direkte Bundessteuer</text:p>
          </table:table-cell>
          <table:table-cell table:number-columns-repeated="14"/>
          <table:table-cell table:style-name="ce111" office:value-type="float" office:value="174.75" calcext:value-type="float">
            <text:p>174.75</text:p>
          </table:table-cell>
          <table:table-cell table:number-columns-repeated="5"/>
          <table:table-cell table:style-name="ce140"/>
          <table:table-cell table:number-columns-repeated="11"/>
        </table:table-row>
        <table:table-row table:style-name="ro9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9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31" office:value-type="float" office:value="131.9" calcext:value-type="float">
            <text:p>131.9</text:p>
          </table:table-cell>
          <table:table-cell table:number-columns-repeated="2"/>
          <table:table-cell table:style-name="ce138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9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Zugbillete / GA</text:p>
          </table:table-cell>
          <table:table-cell table:number-columns-repeated="3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9">
          <table:table-cell office:value-type="string" calcext:value-type="string">
            <text:p>Zahnarzt</text:p>
          </table:table-cell>
          <table:table-cell table:number-columns-repeated="3"/>
          <table:table-cell table:formula="of:=[.B34]" office:value-type="float" office:value="0" calcext:value-type="float">
            <text:p>0.00</text:p>
          </table:table-cell>
          <table:table-cell table:number-columns-repeated="10"/>
          <table:table-cell office:value-type="float" office:value="192.65" calcext:value-type="float">
            <text:p>192.65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ersten tage</text:p>
          </table:table-cell>
          <table:table-cell table:number-columns-repeated="3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144" office:value-type="float" office:value="100" calcext:value-type="float">
            <text:p>100</text:p>
          </table:table-cell>
        </table:table-row>
        <table:table-row table:style-name="ro9">
          <table:table-cell table:number-columns-repeated="33"/>
        </table:table-row>
        <table:table-row table:style-name="ro9">
          <table:table-cell table:style-name="ce6" office:value-type="string" calcext:value-type="string">
            <text:p>Total</text:p>
          </table:table-cell>
          <table:table-cell table:style-name="ce15" table:formula="of:=SUM([.B4:.B36])" office:value-type="float" office:value="2761.29583333333" calcext:value-type="float">
            <text:p>2761.30</text:p>
          </table:table-cell>
          <table:table-cell table:style-name="ce15" table:formula="of:=SUM([.C4:.C36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6])-SUM([.E4:.E36])" office:value-type="float" office:value="1129.08333333333" calcext:value-type="float">
            <text:p>1129.08</text:p>
          </table:table-cell>
          <table:table-cell table:style-name="ce26"/>
          <table:table-cell table:style-name="ce43"/>
          <table:table-cell table:style-name="ce50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945.2" calcext:value-type="float">
            <text:p>2945.2</text:p>
          </table:table-cell>
          <table:table-cell table:formula="of:=SUM([.Q2:.Q36])" office:value-type="float" office:value="2526.9" calcext:value-type="float">
            <text:p>2526.9</text:p>
          </table:table-cell>
          <table:table-cell table:formula="of:=SUM([.R2:.R36])" office:value-type="float" office:value="2395.9" calcext:value-type="float">
            <text:p>2395.9</text:p>
          </table:table-cell>
          <table:table-cell table:formula="of:=SUM([.S2:.S36])" office:value-type="float" office:value="2591.45" calcext:value-type="float">
            <text:p>2591.45</text:p>
          </table:table-cell>
          <table:table-cell table:formula="of:=SUM([.T2:.T36])" office:value-type="float" office:value="2312.5" calcext:value-type="float">
            <text:p>2312.5</text:p>
          </table:table-cell>
          <table:table-cell table:formula="of:=SUM([.U2:.U36])" office:value-type="float" office:value="2320.85" calcext:value-type="float">
            <text:p>2320.85</text:p>
          </table:table-cell>
          <table:table-cell table:formula="of:=SUM([.V2:.V36])" office:value-type="float" office:value="2712.8" calcext:value-type="float">
            <text:p>2712.8</text:p>
          </table:table-cell>
          <table:table-cell table:formula="of:=SUM([.W2:.W36])" office:value-type="float" office:value="2426.9" calcext:value-type="float">
            <text:p>2426.9</text:p>
          </table:table-cell>
          <table:table-cell table:formula="of:=SUM([.X2:.X36])" office:value-type="float" office:value="2295.9" calcext:value-type="float">
            <text:p>2295.9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9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9">
          <table:table-cell table:style-name="ce2" office:value-type="string" calcext:value-type="string">
            <text:p>Total</text:p>
          </table:table-cell>
          <table:table-cell table:style-name="ce17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37"/>
          <table:table-cell table:style-name="ce28"/>
          <table:table-cell table:style-name="ce45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52"/>
          <table:table-cell table:style-name="ce112" table:formula="of:=[.I20]-[.J37]" office:value-type="float" office:value="732.15" calcext:value-type="float">
            <text:p>732.15</text:p>
          </table:table-cell>
          <table:table-cell table:style-name="ce112" table:formula="of:=[.I20]-[.K37]" office:value-type="float" office:value="1018.05" calcext:value-type="float">
            <text:p>1018.05</text:p>
          </table:table-cell>
          <table:table-cell table:style-name="ce112" table:formula="of:=[.I20]-[.L37]" office:value-type="float" office:value="1449.05" calcext:value-type="float">
            <text:p>1449.05</text:p>
          </table:table-cell>
          <table:table-cell table:style-name="ce112" table:formula="of:=[.L20]-[.M37]" office:value-type="float" office:value="-2467.4" calcext:value-type="float">
            <text:p>-2467.4</text:p>
          </table:table-cell>
          <table:table-cell table:style-name="ce112" table:formula="of:=[.I20]-[.N37]" office:value-type="float" office:value="267.3" calcext:value-type="float">
            <text:p>267.3</text:p>
          </table:table-cell>
          <table:table-cell table:style-name="ce112" table:formula="of:=[.I20]-[.O37]" office:value-type="float" office:value="471.8" calcext:value-type="float">
            <text:p>471.8</text:p>
          </table:table-cell>
          <table:table-cell table:style-name="ce134" table:formula="of:=[.I20]-[.P37]" office:value-type="float" office:value="223.8" calcext:value-type="float">
            <text:p>223.8</text:p>
          </table:table-cell>
          <table:table-cell table:style-name="ce112" table:formula="of:=[.I20]-[.Q37]" office:value-type="float" office:value="642.1" calcext:value-type="float">
            <text:p>642.1</text:p>
          </table:table-cell>
          <table:table-cell table:style-name="ce112" table:formula="of:=[.I20]-[.R37]" office:value-type="float" office:value="773.1" calcext:value-type="float">
            <text:p>773.1</text:p>
          </table:table-cell>
          <table:table-cell table:style-name="ce112" table:formula="of:=[.I20]-[.S37]" office:value-type="float" office:value="577.55" calcext:value-type="float">
            <text:p>577.55</text:p>
          </table:table-cell>
          <table:table-cell table:style-name="ce112" table:formula="of:=[.I20]-[.T37]" office:value-type="float" office:value="856.5" calcext:value-type="float">
            <text:p>856.5</text:p>
          </table:table-cell>
          <table:table-cell table:style-name="ce112" table:formula="of:=[.I20]-[.U37]" office:value-type="float" office:value="848.15" calcext:value-type="float">
            <text:p>848.15</text:p>
          </table:table-cell>
          <table:table-cell table:style-name="ce124" table:formula="of:=[.I20]-[.V37]" office:value-type="float" office:value="456.2" calcext:value-type="float">
            <text:p>456.2</text:p>
          </table:table-cell>
          <table:table-cell table:style-name="ce124" table:formula="of:=[.I20]-[.W37]" office:value-type="float" office:value="742.1" calcext:value-type="float">
            <text:p>742.1</text:p>
          </table:table-cell>
          <table:table-cell table:style-name="ce124" table:formula="of:=[.I20]-[.X37]" office:value-type="float" office:value="873.1" calcext:value-type="float">
            <text:p>873.1</text:p>
          </table:table-cell>
          <table:table-cell table:style-name="ce124" table:formula="of:=[.I20]-[.Y37]" office:value-type="float" office:value="601.6" calcext:value-type="float">
            <text:p>601.6</text:p>
          </table:table-cell>
          <table:table-cell table:style-name="ce124" table:formula="of:=[.I20]-[.Z37]" office:value-type="float" office:value="642.1" calcext:value-type="float">
            <text:p>642.1</text:p>
          </table:table-cell>
          <table:table-cell table:style-name="ce124" table:formula="of:=[.I20]-[.AA37]" office:value-type="float" office:value="772.2" calcext:value-type="float">
            <text:p>772.2</text:p>
          </table:table-cell>
          <table:table-cell table:style-name="ce124" table:formula="of:=[.I20]-[.AB37]" office:value-type="float" office:value="1067.15" calcext:value-type="float">
            <text:p>1067.15</text:p>
          </table:table-cell>
          <table:table-cell table:style-name="ce124" table:formula="of:=[.I20]-[.AC37]" office:value-type="float" office:value="1018.05" calcext:value-type="float">
            <text:p>1018.05</text:p>
          </table:table-cell>
          <table:table-cell table:style-name="ce124" table:formula="of:=[.I20]-[.AD37]" office:value-type="float" office:value="1249.05" calcext:value-type="float">
            <text:p>1249.05</text:p>
          </table:table-cell>
          <table:table-cell table:style-name="ce124" table:formula="of:=[.I20]-[.AE37]" office:value-type="float" office:value="1077.55" calcext:value-type="float">
            <text:p>1077.55</text:p>
          </table:table-cell>
          <table:table-cell table:style-name="ce124" table:formula="of:=[.I20]-[.AF37]" office:value-type="float" office:value="856.5" calcext:value-type="float">
            <text:p>856.5</text:p>
          </table:table-cell>
          <table:table-cell table:style-name="ce124" table:formula="of:=[.I20]-[.AG37]" office:value-type="float" office:value="848.15" calcext:value-type="float">
            <text:p>848.15</text:p>
          </table:table-cell>
        </table:table-row>
        <table:table-row table:style-name="ro9">
          <table:table-cell table:style-name="ce8" office:value-type="string" calcext:value-type="string">
            <text:p>Pro Tag</text:p>
          </table:table-cell>
          <table:table-cell table:style-name="ce18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style-name="ce110" table:formula="of:=[.J39]/30" office:value-type="float" office:value="24.405" calcext:value-type="float">
            <text:p>24.405</text:p>
          </table:table-cell>
          <table:table-cell table:style-name="ce110" table:formula="of:=[.K39]/30" office:value-type="float" office:value="33.935" calcext:value-type="float">
            <text:p>33.935</text:p>
          </table:table-cell>
          <table:table-cell table:style-name="ce110" table:formula="of:=[.L39]/30" office:value-type="float" office:value="48.3016666666667" calcext:value-type="float">
            <text:p>48.3016666666667</text:p>
          </table:table-cell>
          <table:table-cell table:style-name="ce110" table:formula="of:=[.M39]/30" office:value-type="float" office:value="-82.2466666666667" calcext:value-type="float">
            <text:p>-82.2466666666667</text:p>
          </table:table-cell>
          <table:table-cell table:style-name="ce110" table:formula="of:=[.N39]/30" office:value-type="float" office:value="8.91000000000001" calcext:value-type="float">
            <text:p>8.91000000000001</text:p>
          </table:table-cell>
          <table:table-cell table:style-name="ce110" table:formula="of:=[.O39]/30" office:value-type="float" office:value="15.7266666666667" calcext:value-type="float">
            <text:p>15.7266666666667</text:p>
          </table:table-cell>
          <table:table-cell table:style-name="ce135" table:formula="of:=[.P39]/30" office:value-type="float" office:value="7.46000000000001" calcext:value-type="float">
            <text:p>7.46000000000001</text:p>
          </table:table-cell>
          <table:table-cell table:style-name="ce118" table:formula="of:=[.Q39]/30" office:value-type="float" office:value="21.4033333333333" calcext:value-type="float">
            <text:p>21.4033333333333</text:p>
          </table:table-cell>
          <table:table-cell table:style-name="ce118" table:formula="of:=[.R39]/30" office:value-type="float" office:value="25.77" calcext:value-type="float">
            <text:p>25.77</text:p>
          </table:table-cell>
          <table:table-cell table:style-name="ce118" table:formula="of:=[.S39]/30" office:value-type="float" office:value="19.2516666666667" calcext:value-type="float">
            <text:p>19.2516666666667</text:p>
          </table:table-cell>
          <table:table-cell table:style-name="ce118" table:formula="of:=[.T39]/30" office:value-type="float" office:value="28.55" calcext:value-type="float">
            <text:p>28.55</text:p>
          </table:table-cell>
          <table:table-cell table:style-name="ce118" table:formula="of:=[.U39]/30" office:value-type="float" office:value="28.2716666666667" calcext:value-type="float">
            <text:p>28.2716666666667</text:p>
          </table:table-cell>
          <table:table-cell table:style-name="ce122" table:formula="of:=[.V39]/30" office:value-type="float" office:value="15.2066666666667" calcext:value-type="float">
            <text:p>15.2066666666667</text:p>
          </table:table-cell>
          <table:table-cell table:style-name="ce122" table:formula="of:=[.W39]/30" office:value-type="float" office:value="24.7366666666667" calcext:value-type="float">
            <text:p>24.7366666666667</text:p>
          </table:table-cell>
          <table:table-cell table:style-name="ce122" table:formula="of:=[.X39]/30" office:value-type="float" office:value="29.1033333333333" calcext:value-type="float">
            <text:p>29.1033333333333</text:p>
          </table:table-cell>
          <table:table-cell table:style-name="ce122" table:formula="of:=[.Y39]/30" office:value-type="float" office:value="20.0533333333333" calcext:value-type="float">
            <text:p>20.0533333333333</text:p>
          </table:table-cell>
          <table:table-cell table:style-name="ce122" table:formula="of:=[.Z39]/30" office:value-type="float" office:value="21.4033333333333" calcext:value-type="float">
            <text:p>21.4033333333333</text:p>
          </table:table-cell>
          <table:table-cell table:style-name="ce122" table:formula="of:=[.AA39]/30" office:value-type="float" office:value="25.74" calcext:value-type="float">
            <text:p>25.74</text:p>
          </table:table-cell>
          <table:table-cell table:style-name="ce122" table:formula="of:=[.AB39]/30" office:value-type="float" office:value="35.5716666666667" calcext:value-type="float">
            <text:p>35.5716666666667</text:p>
          </table:table-cell>
          <table:table-cell table:style-name="ce122" table:formula="of:=[.AC39]/30" office:value-type="float" office:value="33.935" calcext:value-type="float">
            <text:p>33.935</text:p>
          </table:table-cell>
          <table:table-cell table:style-name="ce122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9">
          <table:table-cell table:style-name="ce9"/>
          <table:table-cell table:style-name="ce19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008" calcext:value-type="float">
            <text:p>3008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415" calcext:value-type="float">
            <text:p>141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367" calcext:value-type="float">
            <text:p>1367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654" calcext:value-type="float">
            <text:p>2654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741" calcext:value-type="float">
            <text:p>741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736" calcext:value-type="float">
            <text:p>736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6565" calcext:value-type="float">
            <text:p>656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4512" calcext:value-type="float">
            <text:p>24512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9752" calcext:value-type="float">
            <text:p>19752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j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5" calcext:value-type="float">
            <text:p>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2648" calcext:value-type="float">
            <text:p>12648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15087" calcext:value-type="float">
            <text:p>115087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196" calcext:value-type="float">
            <text:p>1196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6944" calcext:value-type="float">
            <text:p>6944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37713" calcext:value-type="float">
            <text:p>37713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7" calcext:value-type="float">
            <text:p>27</text:p>
          </table:table-cell>
          <table:table-cell table:style-name="Default" table:number-columns-repeated="17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number-columns-repeated="17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/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Tabak</text:p>
          </table:table-cell>
          <table:covered-table-cell table:style-name="ce172"/>
          <table:covered-table-cell table:number-columns-repeated="2"/>
          <table:table-cell/>
          <table:table-cell table:style-name="ce17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7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7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72" table:formula="of:=SUM([.F3:.F7])" office:value-type="float" office:value="16" calcext:value-type="float">
            <text:p>1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3:.I6])*[.I9]" office:value-type="float" office:value="132.5" calcext:value-type="float">
            <text:p>132.5</text:p>
          </table:table-cell>
          <table:table-cell/>
          <table:table-cell table:style-name="ce17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7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7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7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7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8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7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72" table:formula="of:=SUM([.A3:.A17])" office:value-type="float" office:value="20" calcext:value-type="float">
            <text:p>20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2" table:formula="of:=SUM([.F11:.F18])" office:value-type="float" office:value="11" calcext:value-type="float">
            <text:p>1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7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72" table:formula="of:=SUM([.A21:.A30])" office:value-type="float" office:value="13" calcext:value-type="float">
            <text:p>1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22:.F43])" office:value-type="float" office:value="96" calcext:value-type="float">
            <text:p>9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48:.F58])" office:value-type="float" office:value="7" calcext:value-type="float">
            <text:p>7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7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72" table:formula="of:=SUM([.F69:.F72])" office:value-type="float" office:value="3" calcext:value-type="float">
            <text:p>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7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72" table:formula="of:=SUM([.F77:.F84])" office:value-type="float" office:value="1" calcext:value-type="float">
            <text:p>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72" table:formula="of:=SUM([.A69:.A112])" office:value-type="float" office:value="22" calcext:value-type="float">
            <text:p>22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9" table:default-cell-style-name="ce182"/>
        <table:table-column table:style-name="co4" table:number-columns-repeated="55" table:default-cell-style-name="ce182"/>
        <table:table-row table:style-name="ro3"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Monatlich</text:p>
          </table:table-cell>
          <table:table-cell table:style-name="ce181" office:value-type="string" calcext:value-type="string">
            <text:p>Done</text:p>
          </table:table-cell>
          <table:table-cell table:style-name="ce181"/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Done</text:p>
          </table:table-cell>
          <table:table-cell table:style-name="ce18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8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72" office:value-type="string" calcext:value-type="string">
            <text:p>Auszahlung</text:p>
          </table:table-cell>
          <table:table-cell table:style-name="ce172" table:formula="of:=[.B6]-[.B10]" office:value-type="float" office:value="-1290" calcext:value-type="float">
            <text:p>-1290</text:p>
          </table:table-cell>
          <table:table-cell table:style-name="ce172" table:formula="of:=[.B12]/12" office:value-type="float" office:value="-107.5" calcext:value-type="float">
            <text:p>-107.5</text:p>
          </table:table-cell>
          <table:table-cell table:style-name="ce172"/>
          <table:table-cell table:style-name="ce172" table:formula="of:=[.E6]-[.E10]" office:value-type="float" office:value="14010" calcext:value-type="float">
            <text:p>14010</text:p>
          </table:table-cell>
          <table:table-cell table:style-name="ce17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.00.0000</text:date>, <text:time style:data-style-name="N2" text:time-value="17:54:20.3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7-03T17:55:22.642000000</dc:date>
    <meta:editing-duration>P6DT21H39M4S</meta:editing-duration>
    <meta:editing-cycles>171</meta:editing-cycles>
    <meta:print-date>2022-04-06T01:20:02.443000000</meta:print-date>
    <meta:document-statistic meta:table-count="5" meta:cell-count="1150" meta:object-count="0"/>
  </office:meta>
</office:document-meta>
</file>